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aredLibraryDesc.getSharedLibrary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Desc.isParentFirstClassLoaderDeleg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Desc.getClassLoaderDeleg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Desc.setIdentification( Identification identif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Desc.setVersion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Desc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Desc.isSelfFirstClassLoaderDeleg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Desc.setSharedLibraryClassPath( ClassPath sharedLibrary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Desc.getIdent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Desc.SharedLibraryDe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haredLibraryDesc.setClassLoaderDelegation( String classLoaderDeleg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